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12175" officeooo:paragraph-rsid="00012175"/>
    </style:style>
    <style:style style:name="P2" style:family="paragraph" style:parent-style-name="Standard">
      <style:text-properties fo:font-weight="bold" officeooo:rsid="00012175" officeooo:paragraph-rsid="00012175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NAME:<text:tab/><text:span text:style-name="T1">Kushal Kishor Shankhapal</text:span></text:p>
      <text:p text:style-name="P2">ROLL:<text:tab/><text:span text:style-name="T1">56</text:span></text:p>
      <text:p text:style-name="P2">KBTUG:<text:tab/><text:span text:style-name="T1">KBTUG22165</text:span></text:p>
      <text:p text:style-name="P2">SUB:<text:tab/><text:tab/>(Lab Practice 1) <text:span text:style-name="T1">ADBMS</text:span></text:p>
      <text:p text:style-name="P2">EXP NO:<text:tab/><text:span text:style-name="T1">Group_C_01</text:span></text:p>
      <text:p text:style-name="P2"><text:span text:style-name="T1"/></text:p>
      <text:p text:style-name="P2">Commands &amp; Output:</text:p>
      <text:p text:style-name="P1"/>
      <text:p text:style-name="P1"/>
      <text:p text:style-name="P1">it@IT-LL-13:~$ mongosh</text:p>
      <text:p text:style-name="P1">Current Mongosh Log ID:<text:tab/>668e4e07d4a681b534149f47</text:p>
      <text:p text:style-name="P1">Connecting to:<text:tab/><text:tab/>mongodb://127.0.0.1:27017/?directConnection=true&amp;serverSelectionTimeoutMS=2000&amp;appName=mongosh+2.2.10</text:p>
      <text:p text:style-name="P1">Using MongoDB:<text:tab/><text:tab/>7.0.12</text:p>
      <text:p text:style-name="P1">Using Mongosh:<text:tab/><text:tab/>2.2.10</text:p>
      <text:p text:style-name="P1"/>
      <text:p text:style-name="P1">For mongosh info see: https://docs.mongodb.com/mongodb-shell/</text:p>
      <text:p text:style-name="P1"/>
      <text:p text:style-name="P1">------</text:p>
      <text:p text:style-name="P1"><text:s text:c="3"/>The server generated these startup warnings when booting</text:p>
      <text:p text:style-name="P1"><text:s text:c="3"/>2024-07-10T13:08:34.305+05:30: Using the XFS filesystem is strongly recommended with the WiredTiger storage engine. See http://dochub.mongodb.org/core/prodnotes-filesystem</text:p>
      <text:p text:style-name="P1"><text:s text:c="3"/>2024-07-10T13:08:40.740+05:30: Access control is not enabled for the database. Read and write access to data and configuration is unrestricted</text:p>
      <text:p text:style-name="P1"><text:s text:c="3"/>2024-07-10T13:08:40.741+05:30: vm.max_map_count is too low</text:p>
      <text:p text:style-name="P1">------</text:p>
      <text:p text:style-name="P1"/>
      <text:p text:style-name="P1">test&gt; show dbs</text:p>
      <text:p text:style-name="P1">Devloper <text:s text:c="3"/>40.00 KiB</text:p>
      <text:p text:style-name="P1">Kushal_db <text:s text:c="2"/>72.00 KiB</text:p>
      <text:p text:style-name="P1">admin <text:s text:c="6"/>40.00 KiB</text:p>
      <text:p text:style-name="P1">config <text:s text:c="5"/>84.00 KiB</text:p>
      <text:p text:style-name="P1">khiladi <text:s text:c="4"/>40.00 KiB</text:p>
      <text:p text:style-name="P1">local <text:s text:c="6"/>72.00 KiB</text:p>
      <text:p text:style-name="P1">rkb <text:s text:c="8"/>72.00 KiB</text:p>
      <text:p text:style-name="P1">shubham <text:s text:c="3"/>240.00 KiB</text:p>
      <text:p text:style-name="P1">test&gt; use Kushal_db</text:p>
      <text:p text:style-name="P1">switched to db Kushal_db</text:p>
      <text:p text:style-name="P1">Kushal_db&gt; db.dropDatabase()</text:p>
      <text:p text:style-name="P1">{ ok: 1, dropped: 'Kushal_db' }</text:p>
      <text:p text:style-name="P1">Kushal_db&gt; show dbs</text:p>
      <text:p text:style-name="P1">Devloper <text:s text:c="2"/>40.00 KiB</text:p>
      <text:p text:style-name="P1">admin <text:s text:c="5"/>40.00 KiB</text:p>
      <text:p text:style-name="P1">config <text:s text:c="4"/>84.00 KiB</text:p>
      <text:p text:style-name="P1">khiladi <text:s text:c="3"/>40.00 KiB</text:p>
      <text:p text:style-name="P1">local <text:s text:c="5"/>72.00 KiB</text:p>
      <text:p text:style-name="P1">rkb <text:s text:c="7"/>72.00 KiB</text:p>
      <text:p text:style-name="P1">shubham <text:s text:c="2"/>240.00 KiB</text:p>
      <text:p text:style-name="P1">Kushal_db&gt; use Kushal_Game_Store_db</text:p>
      <text:p text:style-name="P1">switched to db Kushal_Game_Store_db</text:p>
      <text:p text:style-name="P1">Kushal_Game_Store_db&gt; // Create a collection</text:p>
      <text:p text:style-name="P1"/>
      <text:p text:style-name="P1"><text:soft-page-break/>Kushal_Game_Store_db&gt; db.createCollection("games")</text:p>
      <text:p text:style-name="P1">{ ok: 1 }</text:p>
      <text:p text:style-name="P1">Kushal_Game_Store_db&gt; </text:p>
      <text:p text:style-name="P1"/>
      <text:p text:style-name="P1">Kushal_Game_Store_db&gt; // Insert documents into the collection</text:p>
      <text:p text:style-name="P1"/>
      <text:p text:style-name="P1">Kushal_Game_Store_db&gt; db.games.insertMany([</text:p>
      <text:p text:style-name="P1">... <text:s text:c="2"/>{</text:p>
      <text:p text:style-name="P1">... <text:s text:c="4"/>_id: ObjectId('668e3eed22b60c85b6149f48'),</text:p>
      <text:p text:style-name="P1">... <text:s text:c="4"/>Name: 'Counter Strike 2',</text:p>
      <text:p text:style-name="P1">... <text:s text:c="4"/>Type: 'Multiplayer FPS Tactical Shooter',</text:p>
      <text:p text:style-name="P1">... <text:s text:c="4"/>Platform: 'Steam',</text:p>
      <text:p text:style-name="P1">... <text:s text:c="4"/>Rating: '8'</text:p>
      <text:p text:style-name="P1">... <text:s text:c="2"/>},</text:p>
      <text:p text:style-name="P1">... <text:s text:c="2"/>{</text:p>
      <text:p text:style-name="P1">... <text:s text:c="4"/>_id: ObjectId('668e416022b60c85b6149f49'),</text:p>
      <text:p text:style-name="P1">... <text:s text:c="4"/>Name: 'BeamNG.Drive',</text:p>
      <text:p text:style-name="P1">... <text:s text:c="4"/>Type: 'Very realistic soft body vehicle simulator',</text:p>
      <text:p text:style-name="P1">... <text:s text:c="4"/>Platform: 'Steam',</text:p>
      <text:p text:style-name="P1">... <text:s text:c="4"/>Rating: '8'</text:p>
      <text:p text:style-name="P1">... <text:s text:c="2"/>}</text:p>
      <text:p text:style-name="P1">... ])</text:p>
      <text:p text:style-name="P1">{</text:p>
      <text:p text:style-name="P1"><text:s text:c="2"/>acknowledged: true,</text:p>
      <text:p text:style-name="P1"><text:s text:c="2"/>insertedIds: {</text:p>
      <text:p text:style-name="P1"><text:s text:c="4"/>'0': ObjectId('668e3eed22b60c85b6149f48'),</text:p>
      <text:p text:style-name="P1"><text:s text:c="4"/>'1': ObjectId('668e416022b60c85b6149f49')</text:p>
      <text:p text:style-name="P1"><text:s text:c="2"/>}</text:p>
      <text:p text:style-name="P1">}</text:p>
      <text:p text:style-name="P1">Kushal_Game_Store_db&gt; // Find all documents in the collection</text:p>
      <text:p text:style-name="P1"/>
      <text:p text:style-name="P1">Kushal_Game_Store_db&gt; db.games.find()</text:p>
      <text:p text:style-name="P1">[</text:p>
      <text:p text:style-name="P1"><text:s text:c="2"/>{</text:p>
      <text:p text:style-name="P1"><text:s text:c="4"/>_id: ObjectId('668e3eed22b60c85b6149f48'),</text:p>
      <text:p text:style-name="P1"><text:s text:c="4"/>Name: 'Counter Strike 2',</text:p>
      <text:p text:style-name="P1"><text:s text:c="4"/>Type: 'Multiplayer FPS Tactical Shooter',</text:p>
      <text:p text:style-name="P1"><text:s text:c="4"/>Platform: 'Steam',</text:p>
      <text:p text:style-name="P1"><text:s text:c="4"/>Rating: '8'</text:p>
      <text:p text:style-name="P1"><text:s text:c="2"/>},</text:p>
      <text:p text:style-name="P1"><text:s text:c="2"/>{</text:p>
      <text:p text:style-name="P1"><text:s text:c="4"/>_id: ObjectId('668e416022b60c85b6149f49'),</text:p>
      <text:p text:style-name="P1"><text:s text:c="4"/>Name: 'BeamNG.Drive',</text:p>
      <text:p text:style-name="P1"><text:s text:c="4"/>Type: 'Very realistic soft body vehicle simulator',</text:p>
      <text:p text:style-name="P1"><text:s text:c="4"/>Platform: 'Steam',</text:p>
      <text:p text:style-name="P1"><text:s text:c="4"/>Rating: '8'</text:p>
      <text:p text:style-name="P1"><text:s text:c="2"/>}</text:p>
      <text:p text:style-name="P1">]</text:p>
      <text:p text:style-name="P1">Kushal_Game_Store_db&gt; </text:p>
      <text:p text:style-name="P1"/>
      <text:p text:style-name="P1">Kushal_Game_Store_db&gt; // Pretty-print the output</text:p>
      <text:p text:style-name="P1"/>
      <text:p text:style-name="P1"><text:soft-page-break/>Kushal_Game_Store_db&gt; db.games.find().pretty()</text:p>
      <text:p text:style-name="P1">[</text:p>
      <text:p text:style-name="P1"><text:s text:c="2"/>{</text:p>
      <text:p text:style-name="P1"><text:s text:c="4"/>_id: ObjectId('668e3eed22b60c85b6149f48'),</text:p>
      <text:p text:style-name="P1"><text:s text:c="4"/>Name: 'Counter Strike 2',</text:p>
      <text:p text:style-name="P1"><text:s text:c="4"/>Type: 'Multiplayer FPS Tactical Shooter',</text:p>
      <text:p text:style-name="P1"><text:s text:c="4"/>Platform: 'Steam',</text:p>
      <text:p text:style-name="P1"><text:s text:c="4"/>Rating: '8'</text:p>
      <text:p text:style-name="P1"><text:s text:c="2"/>},</text:p>
      <text:p text:style-name="P1"><text:s text:c="2"/>{</text:p>
      <text:p text:style-name="P1"><text:s text:c="4"/>_id: ObjectId('668e416022b60c85b6149f49'),</text:p>
      <text:p text:style-name="P1"><text:s text:c="4"/>Name: 'BeamNG.Drive',</text:p>
      <text:p text:style-name="P1"><text:s text:c="4"/>Type: 'Very realistic soft body vehicle simulator',</text:p>
      <text:p text:style-name="P1"><text:s text:c="4"/>Platform: 'Steam',</text:p>
      <text:p text:style-name="P1"><text:s text:c="4"/>Rating: '8'</text:p>
      <text:p text:style-name="P1"><text:s text:c="2"/>}</text:p>
      <text:p text:style-name="P1">]</text:p>
      <text:p text:style-name="P1">Kushal_Game_Store_db&gt; // Remove documents from the collection</text:p>
      <text:p text:style-name="P1"/>
      <text:p text:style-name="P1">Kushal_Game_Store_db&gt; db.games.remove({ Name: 'BeamNG.Drive' })</text:p>
      <text:p text:style-name="P1">DeprecationWarning: Collection.remove() is deprecated. Use deleteOne, deleteMany, findOneAndDelete, or bulkWrite.</text:p>
      <text:p text:style-name="P1">{ acknowledged: true, deletedCount: 1 }</text:p>
      <text:p text:style-name="P1">Kushal_Game_Store_db&gt; db.games.find()</text:p>
      <text:p text:style-name="P1">[</text:p>
      <text:p text:style-name="P1"><text:s text:c="2"/>{</text:p>
      <text:p text:style-name="P1"><text:s text:c="4"/>_id: ObjectId('668e3eed22b60c85b6149f48'),</text:p>
      <text:p text:style-name="P1"><text:s text:c="4"/>Name: 'Counter Strike 2',</text:p>
      <text:p text:style-name="P1"><text:s text:c="4"/>Type: 'Multiplayer FPS Tactical Shooter',</text:p>
      <text:p text:style-name="P1"><text:s text:c="4"/>Platform: 'Steam',</text:p>
      <text:p text:style-name="P1"><text:s text:c="4"/>Rating: '8'</text:p>
      <text:p text:style-name="P1"><text:s text:c="2"/>}</text:p>
      <text:p text:style-name="P1">]</text:p>
      <text:p text:style-name="P1">Kushal_Game_Store_db&gt; // Update documents in the collection</text:p>
      <text:p text:style-name="P1"/>
      <text:p text:style-name="P1">Kushal_Game_Store_db&gt; db.games.update(</text:p>
      <text:p text:style-name="P1">... <text:s text:c="2"/>{ Name: 'Counter Strike 2' },</text:p>
      <text:p text:style-name="P1">... <text:s text:c="2"/>{ $set: { Rating: '9' } }</text:p>
      <text:p text:style-name="P1">... )</text:p>
      <text:p text:style-name="P1">DeprecationWarning: Collection.update() is deprecated. Use updateOne, updateMany, or bulkWrite.</text:p>
      <text:p text:style-name="P1">{</text:p>
      <text:p text:style-name="P1"><text:s text:c="2"/>acknowledged: true,</text:p>
      <text:p text:style-name="P1"><text:s text:c="2"/>insertedId: null,</text:p>
      <text:p text:style-name="P1"><text:s text:c="2"/>matchedCount: 1,</text:p>
      <text:p text:style-name="P1"><text:s text:c="2"/>modifiedCount: 1,</text:p>
      <text:p text:style-name="P1"><text:s text:c="2"/>upsertedCount: 0</text:p>
      <text:p text:style-name="P1">}</text:p>
      <text:p text:style-name="P1">Kushal_Game_Store_db&gt; db.games.find()</text:p>
      <text:p text:style-name="P1">[</text:p>
      <text:p text:style-name="P1"><text:s text:c="2"/>{</text:p>
      <text:p text:style-name="P1"><text:s text:c="4"/>_id: ObjectId('668e3eed22b60c85b6149f48'),</text:p>
      <text:p text:style-name="P1"><text:s text:c="4"/>Name: 'Counter Strike 2',</text:p>
      <text:p text:style-name="P1"><text:soft-page-break/><text:s text:c="4"/>Type: 'Multiplayer FPS Tactical Shooter',</text:p>
      <text:p text:style-name="P1"><text:s text:c="4"/>Platform: 'Steam',</text:p>
      <text:p text:style-name="P1"><text:s text:c="4"/>Rating: '9'</text:p>
      <text:p text:style-name="P1"><text:s text:c="2"/>}</text:p>
      <text:p text:style-name="P1">]</text:p>
      <text:p text:style-name="P1">Kushal_Game_Store_db&gt; db.createCollection("temporary")</text:p>
      <text:p text:style-name="P1">{ ok: 1 }</text:p>
      <text:p text:style-name="P1">Kushal_Game_Store_db&gt; db.temporary.drop()</text:p>
      <text:p text:style-name="P1">true</text:p>
      <text:p text:style-name="P1">Kushal_Game_Store_db&gt; quit()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0T14:35:54.197181618</meta:creation-date>
    <dc:date>2024-07-10T14:39:28.898222017</dc:date>
    <meta:editing-duration>PT3M38S</meta:editing-duration>
    <meta:editing-cycles>1</meta:editing-cycles>
    <meta:document-statistic meta:table-count="0" meta:image-count="0" meta:object-count="0" meta:page-count="4" meta:paragraph-count="148" meta:word-count="462" meta:character-count="4192" meta:non-whitespace-character-count="3575"/>
    <meta:generator>LibreOffice/7.3.7.2$Linux_X86_64 LibreOffice_project/30$Build-2</meta:generator>
  </office:meta>
</office:document-meta>
</file>